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fo:background-color="#ffffff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m dia!</text:p>
      <text:p text:style-name="P1">Ângelo, conforme conversamos, segue abaixo a descrição de um Sistema de Vendas que servirá como um guia de estudos pra você.</text:p>
      <text:p text:style-name="P1">Lembre-se, o objetivo maior não é o sistema pronto, mas sim o aprendizado, tudo que você desenvolver, todas as escolhas que tomar, será questionado. Esperamos que você tenha no final argumentos/conhecimentos para justificar tais escolhas.</text:p>
      <text:p text:style-name="P1"/>
      <text:p text:style-name="P1">Utilize a seu favor toda a fábrica, temos excelentes profissionais às disposição para te ajudar.</text:p>
      <text:p text:style-name="P1">Qualquer dúvida sobre os requisitos pode me procurar.</text:p>
      <text:p text:style-name="P1"/>
      <text:p text:style-name="P1">O prazo é bem arrojado, o projeto inicia hoje (06/02)  e a data de entrega/apresentação será dia 21/02.</text:p>
      <text:p text:style-name="P1">Gerencie bem o seu tempo, isso também faz parte do aprendizado.</text:p>
      <text:p text:style-name="P1"/>
      <text:p text:style-name="P1"><text:span text:style-name="T1">Arquitetura</text:span>:</text:p>
      <text:p text:style-name="P1">Backend:</text:p>
      <text:p text:style-name="P1">.Net Core 3 (uso obrigatório);</text:p>
      <text:p text:style-name="P1">ORM EF Core <text:span text:style-name="T2">(uso obrigatório);</text:span></text:p>
      <text:p text:style-name="P1">ORM DAPPER <text:span text:style-name="T2">(uso obrigatório);</text:span></text:p>
      <text:p text:style-name="P1">BD SQLServer (sugestão);</text:p>
      <text:p text:style-name="P1">Arquitetura Limpa (<text:span text:style-name="T2">sugestão</text:span>).</text:p>
      <text:p text:style-name="P1">Testes unitários com 30% de cobertura <text:span text:style-name="T2"> (uso obrigatório);</text:span></text:p>
      <text:p text:style-name="P4"/>
      <text:p text:style-name="P1">Front:</text:p>
      <text:p text:style-name="P1">Angular 8 com Bootstrap ou Material Design;</text:p>
      <text:p text:style-name="P1">Obs: Não iremos cobrar beleza no design, mas faça seguindo os templates mais usados no momento.</text:p>
      <text:p text:style-name="P4"/>
      <text:p text:style-name="P1">Docker:</text:p>
      <text:p text:style-name="P2">Rodar no Docker, 1 para o front e outro para backend (uso obrigatório);</text:p>
      <text:p text:style-name="P4"/>
      <text:p text:style-name="P3">Requisitos Sistema de Vendas:</text:p>
      <text:p text:style-name="P1">Login com JWT;</text:p>
      <text:p text:style-name="P1">Gestão de Usuários;</text:p>
      <text:p text:style-name="P1">Gestão de Perfis de Usuário;</text:p>
      <text:p text:style-name="P1">Tela principal com dashboard com 2 gráficos (vendas);</text:p>
      <text:p text:style-name="P1">CRUD de produto;</text:p>
      <text:p text:style-name="P1"><text:span text:style-name="T2">CRUD </text:span>de Fornecedor;</text:p>
      <text:p text:style-name="P1"><text:span text:style-name="T2">CRUD </text:span>de Cliente;</text:p>
      <text:p text:style-name="P1">Gestão de Pedido;</text:p>
      <text:p text:style-name="P5">Relatório de Vendas com exportação Excel (Usar DAPPER).</text:p>
      <text:p text:style-name="P1"/>
      <text:p text:style-name="P1">Obs: </text:p>
      <text:p text:style-name="P1">Os requisitos podem sofrer alterações.</text:p>
      <text:p text:style-name="P1">Os requisitos não estão em ordem de prioridade, utilize seu discernimento para defini-las.</text:p>
      <text:p text:style-name="P1"/>
      <text:p text:style-name="P1">Todo o conhecimento adquirido com esse projeto será seu, não se perde, e servirá tanto pra Stefanini quanto pro mercado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28:21.087000000</meta:creation-date>
    <meta:editing-duration>PT8M4S</meta:editing-duration>
    <meta:editing-cycles>2</meta:editing-cycles>
    <meta:generator>LibreOffice/6.1.3.2$Windows_X86_64 LibreOffice_project/86daf60bf00efa86ad547e59e09d6bb77c699acb</meta:generator>
    <meta:print-date>2020-02-06T13:37:46.578000000</meta:print-date>
    <dc:date>2020-02-06T13:46:24.140000000</dc:date>
    <meta:document-statistic meta:table-count="0" meta:image-count="0" meta:object-count="0" meta:page-count="1" meta:paragraph-count="35" meta:word-count="260" meta:character-count="1646" meta:non-whitespace-character-count="1416"/>
  </office:meta>
</office:document-meta>
</file>